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5268f" officeooo:paragraph-rsid="0015268f"/>
    </style:style>
    <style:style style:name="P2" style:family="paragraph" style:parent-style-name="Text_20_body">
      <style:text-properties officeooo:rsid="0015268f" officeooo:paragraph-rsid="0015268f"/>
    </style:style>
    <style:style style:name="P3" style:family="paragraph" style:parent-style-name="Text_20_body">
      <style:text-properties style:text-underline-style="solid" style:text-underline-width="auto" style:text-underline-color="font-color" officeooo:rsid="0015a688" officeooo:paragraph-rsid="0015a688"/>
    </style:style>
    <style:style style:name="P4" style:family="paragraph" style:parent-style-name="Text_20_body">
      <style:text-properties style:text-underline-style="none" officeooo:rsid="0015a688" officeooo:paragraph-rsid="0015a688"/>
    </style:style>
    <style:style style:name="P5" style:family="paragraph" style:parent-style-name="Text_20_body">
      <style:text-properties style:text-underline-style="none" officeooo:rsid="0015a688" officeooo:paragraph-rsid="001679c5"/>
    </style:style>
    <style:style style:name="P6" style:family="paragraph" style:parent-style-name="Text_20_body">
      <style:text-properties style:text-underline-style="none" officeooo:rsid="001679c5" officeooo:paragraph-rsid="001679c5"/>
    </style:style>
    <style:style style:name="P7" style:family="paragraph">
      <style:paragraph-properties fo:text-align="center"/>
    </style:style>
    <style:style style:name="T1" style:family="text">
      <style:text-properties officeooo:rsid="001679c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5</text:p>
      <text:p text:style-name="P2"/>
      <text:p text:style-name="P3">Aufgabe 19)</text:p>
      <text:p text:style-name="P4">b)</text:p>
      <text:p text:style-name="P4">Eingabe : a1, . . . , an ∈ N</text:p>
      <text:p text:style-name="P4">i ← 0;</text:p>
      <text:p text:style-name="P4">j ← <text:span text:style-name="T1">1</text:span>;</text:p>
      <text:p text:style-name="P5">Solange <text:span text:style-name="T1">a[j] != '\0' tue</text:span></text:p>
      <text:p text:style-name="P6"><draw:line text:anchor-type="paragraph" draw:z-index="0" draw:name="Form1" draw:style-name="gr1" draw:text-style-name="P7" svg:x1="0.14cm" svg:y1="-0.201cm" svg:x2="0.122cm" svg:y2="2.985cm"><text:p/></draw:line> <text:s text:c="3"/>wenn a[i] &gt; a[j]</text:p>
      <text:p text:style-name="P6"><draw:line text:anchor-type="paragraph" draw:z-index="1" draw:name="Form1" draw:style-name="gr1" draw:text-style-name="P7" svg:x1="0.492cm" svg:y1="-0.3cm" svg:x2="0.492cm" svg:y2="0.688cm"><text:p/></draw:line> <text:s text:c="7"/>Ausgabe : 0</text:p>
      <text:p text:style-name="P5"><draw:line text:anchor-type="paragraph" draw:z-index="2" draw:name="Form2" draw:style-name="gr1" draw:text-style-name="P7" svg:x1="0.492cm" svg:y1="-0.143cm" svg:x2="0.81cm" svg:y2="-0.143cm"><text:p/></draw:line> <text:s text:c="4"/><text:span text:style-name="T1">i++;</text:span></text:p>
      <text:p text:style-name="P5"><text:s text:c="5"/><text:span text:style-name="T1">j++;</text:span></text:p>
      <text:p text:style-name="P6"><draw:line text:anchor-type="paragraph" draw:z-index="3" draw:name="Form2" draw:style-name="gr1" draw:text-style-name="P7" svg:x1="0.122cm" svg:y1="-0.339cm" svg:x2="0.44cm" svg:y2="-0.339cm"><text:p/></draw:line>Ausgabe : 1</text:p>
      <text:p text:style-name="P5"/>
      <text:p text:style-name="P4">d)</text:p>
      <text:p text:style-name="P4">e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5:22:57.272000000</meta:creation-date>
    <dc:date>2018-11-25T22:16:19.582000000</dc:date>
    <meta:editing-duration>PT7M1S</meta:editing-duration>
    <meta:editing-cycles>2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14" meta:word-count="40" meta:character-count="156" meta:non-whitespace-character-count="108"/>
  </office:meta>
</office:document-meta>
</file>